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6.1161in"/>
    </style:style>
    <style:style style:name="co5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2.707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1</text:p>
          </table:table-cell>
          <table:table-cell/>
          <table:table-cell office:value-type="string">
            <text:p>Introduction, motivation; course outline and grading; Modeling1: Start with Why 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2</text:p>
          </table:table-cell>
          <table:table-cell/>
          <table:table-cell office:value-type="string">
            <text:p>Modeling1: Req Engineering, TS; Symbolic representation, SW HW examples, nondet, inputs</text:p>
          </table:table-cell>
          <table:table-cell office:value-type="string">
            <text:p>Ch3.1 thru 3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3</text:p>
          </table:table-cell>
          <table:table-cell/>
          <table:table-cell office:value-type="string">
            <text:p>First-order Logic: A quick Recap</text:p>
          </table:table-cell>
          <table:table-cell office:value-type="string">
            <text:p>Lec Slid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4</text:p>
          </table:table-cell>
          <table:table-cell/>
          <table:table-cell office:value-type="string">
            <text:p>Modeling2: TS Behaviors, Kripke <text:s/>structures, informal Spec, Bool encoding; Concurrency, Fairness</text:p>
          </table:table-cell>
          <table:table-cell office:value-type="string">
            <text:p>Ch3.3 thru 3.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5</text:p>
          </table:table-cell>
          <table:table-cell/>
          <table:table-cell office:value-type="string">
            <text:p>Z3 (SAT Solver) Demo: Boolean encoding of TS, fun with Porp Logi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6</text:p>
          </table:table-cell>
          <table:table-cell/>
          <table:table-cell office:value-type="string">
            <text:p>NuSMV Demo: Model Checking in Act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ec 7</text:p>
          </table:table-cell>
          <table:table-cell/>
          <table:table-cell office:value-type="string">
            <text:p>Property Specification: Temporal Logic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0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4T10:22:31</dc:date>
    <dc:creator>Mandayam Srivas</dc:creator>
    <meta:editing-duration>PT55M33S</meta:editing-duration>
    <meta:editing-cycles>5</meta:editing-cycles>
    <meta:document-statistic meta:table-count="3" meta:cell-count="22" meta:object-count="0"/>
  </office:meta>
</office:document-meta>
</file>